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9b2d1" officeooo:paragraph-rsid="0009b2d1" style:font-size-asian="14pt" style:font-size-complex="14pt"/>
    </style:style>
    <style:style style:name="T1" style:family="text">
      <style:text-properties officeooo:rsid="000d13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Objetos 04</text:h>
      <text:p text:style-name="P4">Os objetos são muito usados com arrays, na verdade, um pode ser considerado o complemento do outro, já que eles facilitam a utilização e possibilidades um do outro, deixando o codigo mais poderoso.</text:p>
      <text:p text:style-name="P4">_____________________________________________________________________</text:p>
      <text:h text:style-name="P1" text:outline-level="2">Objetos <text:span text:style-name="T1">e</text:span> Arrays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07:49:44.106767473</meta:creation-date>
    <dc:date>2022-11-16T08:26:52.498366993</dc:date>
    <meta:editing-duration>PT26M57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4" meta:word-count="39" meta:character-count="292" meta:non-whitespace-character-count="257"/>
  </office:meta>
</office:document-meta>
</file>